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a933" style:font-name="Ubuntu Condensed" fo:font-size="15pt" officeooo:rsid="00136506" officeooo:paragraph-rsid="0013650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a933" style:font-name="Ubuntu Condensed" fo:font-size="15pt" officeooo:rsid="0017b403" officeooo:paragraph-rsid="0017b40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bf00" style:font-name="Ubuntu Condensed" fo:font-size="15pt" officeooo:rsid="000a7392" officeooo:paragraph-rsid="000a7392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3465a4" style:font-name="Ubuntu Condensed" fo:font-size="18pt" officeooo:rsid="000a1a79" officeooo:paragraph-rsid="000a1a79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7392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ca9b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 Condensed" fo:font-size="15pt" officeooo:rsid="00116de4" officeooo:paragraph-rsid="00116de4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 Condensed" fo:font-size="15pt" officeooo:rsid="001404ce" officeooo:paragraph-rsid="001404ce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 Condensed" fo:font-size="15pt" officeooo:rsid="001afe2b" officeooo:paragraph-rsid="001afe2b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 Condensed" fo:font-size="15pt" officeooo:rsid="001cdf71" officeooo:paragraph-rsid="001cdf71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 Condensed" fo:font-size="15pt" officeooo:rsid="001e2774" officeooo:paragraph-rsid="001e2774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ff0000" style:font-name="Ubuntu Condensed" fo:font-size="15pt" officeooo:rsid="000e8d84" officeooo:paragraph-rsid="000e8d84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706e0c" style:font-name="Ubuntu Condensed" fo:font-size="15pt" officeooo:rsid="00113a61" officeooo:paragraph-rsid="00113a61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808080" style:font-name="Ubuntu Condensed" fo:font-size="15pt" officeooo:rsid="001c8e2d" officeooo:paragraph-rsid="001c8e2d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2a6099" style:font-name="Ubuntu Condensed" fo:font-size="15pt" officeooo:rsid="001cdf71" officeooo:paragraph-rsid="001cdf71" style:font-size-asian="13.1000003814697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Ubuntu Condensed" fo:font-size="15pt" officeooo:rsid="002223d0" officeooo:paragraph-rsid="002223d0" style:font-size-asian="13.1000003814697pt" style:font-size-complex="15pt"/>
    </style:style>
    <style:style style:name="P19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="0cm" fo:border="none"/>
    </style:style>
    <style:style style:name="P20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="0cm" fo:border="none"/>
    </style:style>
    <style:style style:name="P21" style:family="paragraph" style:parent-style-name="Standard">
      <style:paragraph-properties fo:text-align="start" style:justify-single-word="false"/>
      <style:text-properties fo:color="#800080" style:font-name="Ubuntu Condensed" fo:font-size="15pt" officeooo:rsid="00136506" officeooo:paragraph-rsid="00136506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color="#ff972f" style:font-name="Ubuntu Condensed" fo:font-size="15pt" officeooo:rsid="0018ff8c" officeooo:paragraph-rsid="0017b403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ff972f" style:font-name="Ubuntu Condensed" fo:font-size="15pt" officeooo:rsid="001cdf71" officeooo:paragraph-rsid="001cdf71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e8f2a1" style:font-name="Ubuntu Condensed" fo:font-size="15pt" officeooo:rsid="001afe2b" officeooo:paragraph-rsid="001afe2b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 Condensed" fo:font-size="15pt" officeooo:rsid="001cdf71" officeooo:paragraph-rsid="000a7392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 Condensed" fo:font-size="15pt" officeooo:rsid="002223d0" officeooo:paragraph-rsid="002223d0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Ubuntu Condensed" fo:font-size="13pt" fo:font-style="normal" style:text-underline-style="none" fo:font-weight="normal" officeooo:rsid="002223d0" officeooo:paragraph-rsid="002223d0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ff0000" officeooo:rsid="002409d9" officeooo:paragraph-rsid="002409d9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1e6a39" officeooo:rsid="0027a649" officeooo:paragraph-rsid="0027a649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1e6a39" officeooo:rsid="00298f84" officeooo:paragraph-rsid="00298f84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1e6a39" officeooo:rsid="0029d2ea" officeooo:paragraph-rsid="0029d2ea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780373" officeooo:rsid="002a6ffc" officeooo:paragraph-rsid="002a6ffc"/>
    </style:style>
    <style:style style:name="T1" style:family="text">
      <style:text-properties fo:color="#000000"/>
    </style:style>
    <style:style style:name="T2" style:family="text">
      <style:text-properties officeooo:rsid="00136506"/>
    </style:style>
    <style:style style:name="T3" style:family="text">
      <style:text-properties fo:color="#2a6099"/>
    </style:style>
    <style:style style:name="T4" style:family="text">
      <style:text-properties fo:color="#2a6099" officeooo:rsid="0018ff8c"/>
    </style:style>
    <style:style style:name="T5" style:family="text">
      <style:text-properties fo:color="#800080"/>
    </style:style>
    <style:style style:name="T6" style:family="text">
      <style:text-properties officeooo:rsid="0018ff8c"/>
    </style:style>
    <style:style style:name="T7" style:family="text">
      <style:text-properties fo:color="#ff972f"/>
    </style:style>
    <style:style style:name="T8" style:family="text">
      <style:text-properties fo:color="#ff972f" officeooo:rsid="0018ff8c"/>
    </style:style>
    <style:style style:name="T9" style:family="text">
      <style:text-properties fo:color="#ff0000"/>
    </style:style>
    <style:style style:name="T10" style:family="text">
      <style:text-properties fo:font-variant="normal" fo:text-transform="none" fo:color="#66d9ef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ffff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ffffff" fo:letter-spacing="normal" loext:padding="0cm" loext:border="none"/>
    </style:style>
    <style:style style:name="T13" style:family="text">
      <style:text-properties fo:font-variant="normal" fo:text-transform="none" fo:color="#e6db5a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75715e" style:font-name="consolas" fo:font-size="13.5pt" fo:letter-spacing="normal" fo:font-style="italic" fo:font-weight="normal" loext:padding="0cm" loext:border="none"/>
    </style:style>
    <style:style style:name="T15" style:family="text">
      <style:text-properties fo:font-variant="normal" fo:text-transform="non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style:font-name="Source Serif Pro" fo:font-size="13pt" fo:letter-spacing="normal" fo:font-style="normal" style:text-underline-style="none" fo:font-weight="normal" officeooo:rsid="00241ed8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style:font-name="Source Serif Pro" fo:font-size="13pt" fo:letter-spacing="normal" fo:font-style="normal" style:text-underline-style="none" fo:font-weight="normal" officeooo:rsid="00270eec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6">Objetos</text:p>
      <text:p text:style-name="P1"/>
      <text:p text:style-name="P2"/>
      <text:p text:style-name="P5">O que é um objeto? </text:p>
      <text:p text:style-name="P5"/>
      <text:p text:style-name="P8">Um objeto é parecido com um array, na sua estrutura o que muda mesmo é que ao invés de ser envolvido por colchetes, é envolvido por chaves, no array os elementos podem estar interligados, mas o único ciente disso é o programador, a máquina só lista os elementos, mas não entende que eles estão interligados, já na estrutura de dados objeto, os elementos estão interligados e a máquina está ciente disso, dizemos que para cada chave há um valor, ex: nome: “André, <text:s text:c="3"/>idade: 27.</text:p>
      <text:p text:style-name="P8"/>
      <text:p text:style-name="P14">Um detalhe interessante é que podemos acessar as chaves de nosso objeto usando um array ou melhor, usando colchetes.</text:p>
      <text:p text:style-name="P7"><text:s text:c="60"/></text:p>
      <text:p text:style-name="P15">Como faço para adicionar uma chave e seu valor dentro de um objeto?</text:p>
      <text:p text:style-name="P15"/>
      <text:p text:style-name="P9">Basta eu iniciar com o nome do objeto seguid de .”nome da chave” = “valor” <text:span text:style-name="T2">ex:</text:span></text:p>
      <text:p text:style-name="P9"/>
      <text:p text:style-name="P3">objeto.<text:span text:style-name="T3">camisa = </text:span><text:span text:style-name="T5">“M”</text:span></text:p>
      <text:p text:style-name="P21"/>
      <text:p text:style-name="P10">Para excluir é quase igual, mas desta vez iremos utilizar o “delete”.</text:p>
      <text:p text:style-name="P10"/>
      <text:p text:style-name="P4"><text:span text:style-name="T6">d</text:span>elete <text:span text:style-name="T4">objeto.</text:span><text:span text:style-name="T8">camisa</text:span></text:p>
      <text:p text:style-name="P22"/>
      <text:p text:style-name="P11">Prontinho, nossa chave camisa foi excluída.</text:p>
      <text:p text:style-name="P24"/>
      <text:p text:style-name="P16">Como eu faço para adicionar um objeto dentro de um objeto? Um dependente praticamente.</text:p>
      <text:p text:style-name="P16"/>
      <text:p text:style-name="P12">Basta eu começar pelo nome do objeto principal seguido do nome do outro objeto, colocar o sinal de igual e após isso as chaves. Ex:</text:p>
      <text:p text:style-name="P12"/>
      <text:p text:style-name="P17">clientes.<text:span text:style-name="T9">dependente = </text:span><text:span text:style-name="T1">{ </text:span></text:p>
      <text:p text:style-name="P17"><text:span text:style-name="T1"><text:tab/></text:span><text:span text:style-name="T7">nome:”Maria”,</text:span></text:p>
      <text:p text:style-name="P23"><text:tab/>parentesco:”filha”,</text:p>
      <text:p text:style-name="P23"><text:tab/>dataNasc:”25/10/2021”</text:p>
      <text:p text:style-name="P13">}</text:p>
      <text:p text:style-name="P25"/>
      <text:p text:style-name="P26"><text:soft-page-break/>Mais uma curiosidade sobre trabalhar com objeto:</text:p>
      <text:p text:style-name="P26"/>
      <text:p text:style-name="P18"><text:span text:style-name="Source_20_Text"><text:span text:style-name="T10">const</text:span></text:span><text:span text:style-name="Source_20_Text"><text:span text:style-name="T11"> objPersonagem = {</text:span></text:span></text:p>
      <text:p text:style-name="P19"><text:span text:style-name="Source_20_Text"><text:span text:style-name="T12"><text:s/></text:span></text:span><text:span text:style-name="Source_20_Text"><text:span text:style-name="T11">nome: </text:span></text:span><text:span text:style-name="Source_20_Text"><text:span text:style-name="T13">"Gandalf"</text:span></text:span><text:span text:style-name="Source_20_Text"><text:span text:style-name="T11">,</text:span></text:span></text:p>
      <text:p text:style-name="P19"><text:span text:style-name="Source_20_Text"><text:span text:style-name="T12"><text:s/></text:span></text:span><text:span text:style-name="Source_20_Text"><text:span text:style-name="T11">classe: </text:span></text:span><text:span text:style-name="Source_20_Text"><text:span text:style-name="T13">"mago"</text:span></text:span><text:span text:style-name="Source_20_Text"><text:span text:style-name="T11">,</text:span></text:span></text:p>
      <text:p text:style-name="P19"><text:span text:style-name="Source_20_Text"><text:span text:style-name="T12"><text:s/></text:span></text:span><text:span text:style-name="Source_20_Text"><text:span text:style-name="T11">nivel: </text:span></text:span><text:span text:style-name="Source_20_Text"><text:span text:style-name="T13">"20"</text:span></text:span></text:p>
      <text:p text:style-name="P19"><text:span text:style-name="Source_20_Text"><text:span text:style-name="T11">}</text:span></text:span></text:p>
      <text:p text:style-name="P20"/>
      <text:p text:style-name="P19"><text:span text:style-name="Source_20_Text"><text:span text:style-name="T10">const</text:span></text:span><text:span text:style-name="Source_20_Text"><text:span text:style-name="T11"> objPersonagem2 = </text:span></text:span><text:span text:style-name="Source_20_Text"><text:span text:style-name="T10">Object</text:span></text:span><text:span text:style-name="Source_20_Text"><text:span text:style-name="T11">.create(objPersonagem)</text:span></text:span></text:p>
      <text:p text:style-name="P19"><text:span text:style-name="Source_20_Text"><text:span text:style-name="T11">objPersonagem2.nome = </text:span></text:span><text:span text:style-name="Source_20_Text"><text:span text:style-name="T13">"Gandalf, o Cinzento"</text:span></text:span></text:p>
      <text:p text:style-name="P20"/>
      <text:p text:style-name="P19"><text:span text:style-name="Source_20_Text"><text:span text:style-name="T11">console.log(objPersonagem.nome) </text:span></text:span><text:span text:style-name="Source_20_Text"><text:span text:style-name="T14">//Gandalf</text:span></text:span></text:p>
      <text:p text:style-name="P19"><text:span text:style-name="Source_20_Text"><text:span text:style-name="T11">console.log(objPersonagem2.nome) </text:span></text:span><text:span text:style-name="Source_20_Text"><text:span text:style-name="T14">//Gandalf, o Cinzento</text:span></text:span></text:p>
      <text:p text:style-name="P28"><text:span text:style-name="T18">O método </text:span><text:span text:style-name="Source_20_Text"><text:span text:style-name="T19">Object.create()</text:span></text:span><text:span text:style-name="T18"> cria um novo objeto </text:span><text:span text:style-name="Strong_20_Emphasis"><text:span text:style-name="T19">utilizando como protótipo o objeto passado via parâmetro</text:span></text:span><text:span text:style-name="T18">. Dessa forma, </text:span><text:span text:style-name="Source_20_Text"><text:span text:style-name="T19">objPersonagem2</text:span></text:span><text:span text:style-name="T18"> é uma instância diferente de </text:span><text:span text:style-name="Source_20_Text"><text:span text:style-name="T19">objPersonagem</text:span></text:span><text:span text:style-name="T18"> e pode ser trabalhada de forma independente.</text:span></text:p>
      <text:p text:style-name="P28"><text:span text:style-name="T18"/></text:p>
      <text:p text:style-name="P28"><text:span text:style-name="T18"/></text:p>
      <text:p text:style-name="P29"><text:span text:style-name="T15">Método forIn: é um método específico para objetos,</text:span></text:p>
      <text:p text:style-name="P29"><text:span text:style-name="T16"><text:line-break/><text:line-break/></text:span><text:span text:style-name="T17">Método .includes: esse método é específico para array, ele verifica se determinado valor está dentro de um array.</text:span></text:p>
      <text:p text:style-name="P29"><text:span text:style-name="T17"/></text:p>
      <text:p text:style-name="P30"><text:span text:style-name="T17">O</text:span><text:span text:style-name="T15">bject.keys: serve para listar as chaves de um objeto.</text:span></text:p>
      <text:p text:style-name="P30"><text:span text:style-name="T15"/></text:p>
      <text:p text:style-name="P31"><text:span text:style-name="T15">Object.values:serve para listar os valores de um objeto</text:span></text:p>
      <text:p text:style-name="P31"><text:span text:style-name="T15"/></text:p>
      <text:p text:style-name="P32"><text:span text:style-name="T15">object.entries: serve para listar tanto a chave quanto o valor</text:span></text:p>
      <text:p text:style-name="P32"><text:span text:style-name="T15"/></text:p>
      <text:p text:style-name="P33"><text:span text:style-name="T15">Spread Operator: serve para espalhar os elementos de um objeto ou array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4:00:56.065906416</meta:creation-date>
    <meta:generator>LibreOffice/6.4.7.2$Linux_X86_64 LibreOffice_project/40$Build-2</meta:generator>
    <dc:date>2022-07-27T16:18:31.231009392</dc:date>
    <meta:editing-duration>PT1H59M55S</meta:editing-duration>
    <meta:editing-cycles>21</meta:editing-cycles>
    <meta:document-statistic meta:table-count="0" meta:image-count="0" meta:object-count="0" meta:page-count="2" meta:paragraph-count="36" meta:word-count="337" meta:character-count="2214" meta:non-whitespace-character-count="1839"/>
  </office:meta>
</office:document-meta>
</file>